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10b6" officeooo:paragraph-rsid="000010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56:3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3.2$Windows_x86 LibreOffice_project/8f48d515416608e3a835360314dac7e47fd0b821</meta:generator>
    <dc:date>2024-09-07T13:02:12.468000000</dc:date>
    <meta:editing-duration>PT23H19M49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</office:meta>
</office:document-meta>
</file>